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9b" officeooo:paragraph-rsid="000bf19b"/>
    </style:style>
    <style:style style:name="P2" style:family="paragraph" style:parent-style-name="Standard">
      <style:text-properties officeooo:rsid="000bf19b" officeooo:paragraph-rsid="000bf19b"/>
    </style:style>
    <style:style style:name="P3" style:family="paragraph" style:parent-style-name="Standard">
      <style:text-properties officeooo:rsid="000bf19b" officeooo:paragraph-rsid="000bf19b"/>
    </style:style>
    <style:style style:name="P4" style:family="paragraph" style:parent-style-name="Standard">
      <style:text-properties officeooo:rsid="000f1585" officeooo:paragraph-rsid="000f1585"/>
    </style:style>
    <style:style style:name="P5" style:family="paragraph" style:parent-style-name="Standard">
      <style:text-properties officeooo:rsid="00107c4d" officeooo:paragraph-rsid="00107c4d"/>
    </style:style>
    <style:style style:name="P6" style:family="paragraph" style:parent-style-name="Standard">
      <style:text-properties officeooo:rsid="001523ff" officeooo:paragraph-rsid="001523ff"/>
    </style:style>
    <style:style style:name="P7" style:family="paragraph" style:parent-style-name="Standard">
      <style:text-properties officeooo:rsid="0016f2e5" officeooo:paragraph-rsid="0016f2e5"/>
    </style:style>
    <style:style style:name="P8" style:family="paragraph" style:parent-style-name="Standard">
      <style:text-properties fo:font-weight="bold" officeooo:rsid="00107c4d" officeooo:paragraph-rsid="00107c4d" style:font-weight-asian="bold" style:font-weight-complex="bold"/>
    </style:style>
    <style:style style:name="P9" style:family="paragraph" style:parent-style-name="Standard">
      <style:text-properties fo:font-weight="bold" officeooo:rsid="001523ff" officeooo:paragraph-rsid="001523ff" style:font-weight-asian="bold" style:font-weight-complex="bold"/>
    </style:style>
    <style:style style:name="P10" style:family="paragraph" style:parent-style-name="Standard">
      <style:text-properties fo:font-weight="bold" officeooo:rsid="000f1585" officeooo:paragraph-rsid="000f1585" style:font-weight-asian="bold" style:font-weight-complex="bold"/>
    </style:style>
    <style:style style:name="P11" style:family="paragraph" style:parent-style-name="Standard">
      <style:text-properties fo:font-weight="bold" officeooo:rsid="000bf19b" officeooo:paragraph-rsid="000bf19b" style:font-weight-asian="bold" style:font-weight-complex="bold"/>
    </style:style>
    <style:style style:name="T1" style:family="text">
      <style:text-properties officeooo:rsid="0011d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tas de como crear un nuevo usuario en una base de datos local y dar permisos para una base de datos</text:p>
      <text:p text:style-name="P7"/>
      <text:p text:style-name="P2">Crear un nuevo usuario para esto es necesario correr el siguiente comando :</text:p>
      <text:p text:style-name="P2"><text:span text:style-name="Source_20_Text"/></text:p>
      <text:p text:style-name="P1"><text:span text:style-name="Source_20_Text"/></text:p>
      <text:p text:style-name="P1"><text:span text:style-name="Source_20_Text"><text:span text:style-name="T2">CREATE USER '</text:span></text:span><text:span text:style-name="Source_20_Text"><text:span text:style-name="T3">nuevo_usuario</text:span></text:span><text:span text:style-name="Source_20_Text"><text:span text:style-name="T2">'@'localhost' IDENTIFIED BY 'contraseña';</text:span></text:span></text:p>
      <text:p text:style-name="P2"/>
      <text:p text:style-name="P2">Para dar los permisos y que este usuario pueda modificar en alguna base de datos es necesario usar el siguiente comando</text:p>
      <text:p text:style-name="P2"/>
      <text:p text:style-name="P1"><text:span text:style-name="Source_20_Text"/></text:p>
      <text:p text:style-name="P11">GRANT ALL PRIVILEGES ON nombre_basededatos.* TO 'nuevo_usuario'@'localhost';</text:p>
      <text:p text:style-name="P2"/>
      <text:p text:style-name="P2">acutalizar los privilegios de mysql: </text:p>
      <text:p text:style-name="P2"/>
      <text:p text:style-name="P11">FLUSH PRIVILEGES;</text:p>
      <text:p text:style-name="P2"/>
      <text:p text:style-name="P7">Para laravel Migraciones y Modelos </text:p>
      <text:p text:style-name="P2"/>
      <text:p text:style-name="P5">Comandos para generar migraciones en </text:p>
      <text:p text:style-name="P5"/>
      <text:p text:style-name="P5">Para generar una migracion haci la base de datos usar el siguiente comandos</text:p>
      <text:p text:style-name="P5"/>
      <text:p text:style-name="P8">php artisan migrate</text:p>
      <text:p text:style-name="P5"/>
      <text:p text:style-name="P5">Para desacer el ultimo cambio en la base de datos se tiene que hacer los siguiente</text:p>
      <text:p text:style-name="P5"/>
      <text:p text:style-name="P8">php artisan migrate:rollback</text:p>
      <text:p text:style-name="P8"/>
      <text:p text:style-name="P5">Para borrar todas las tablas y generarlas de nuevo se puede utilizar el comando </text:p>
      <text:p text:style-name="P8">php artisan migrate:fresh</text:p>
      <text:p text:style-name="P5"/>
      <text:p text:style-name="P5">Para generar el arhvivo de migracion con laravel usar el siguiente comando <text:span text:style-name="T1">(cambiar la parte de cita por el tombre de la tabla que se desea este es solo un ejemplo.</text:span></text:p>
      <text:p text:style-name="P5"/>
      <text:p text:style-name="P10"><text:s/>php artisan make:migration create_cita_table</text:p>
      <text:p text:style-name="P4"/>
      <text:p text:style-name="P6">para crear un modelo es necesario correr el siguinete comando tener mucho cuidadaod con las mayusculas y minusculas de laravel</text:p>
      <text:p text:style-name="P6"/>
      <text:p text:style-name="P9">php artisan make:model cita</text:p>
      <text:p text:style-name="P6"/>
      <text:p text:style-name="P7">observacion se puede utilizar el comando php artisan thinker para crear objetos en la base de datos desde el modelo.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1:44.410639416</meta:creation-date>
    <dc:date>2023-10-01T00:25:08.888596586</dc:date>
    <meta:editing-duration>P1DT5H33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6" meta:character-count="1351" meta:non-whitespace-character-count="1150"/>
  </office:meta>
</office:document-meta>
</file>